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34.56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Nhistorgram</text:p>
          </table:table-cell>
          <table:table-cell office:value-type="string" calcext:value-type="string">
            <text:p>NtimeChanels</text:p>
          </table:table-cell>
          <table:table-cell table:style-name="ce1" office:value-type="string" calcext:value-type="string" table:number-columns-spanned="2" table:number-rows-spanned="1">
            <text:p>Exporttime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Histograms</text:p>
          </table:table-cell>
          <table:table-cell office:value-type="string" calcext:value-type="string">
            <text:p>ws.blocksize</text:p>
          </table:table-cell>
          <table:table-cell table:style-name="Default" office:value-type="string" calcext:value-type="string">
            <text:p>yaml-cpp</text:p>
          </table:table-cell>
          <table:table-cell table:style-name="Default" office:value-type="string" calcext:value-type="string">
            <text:p>pyyaml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0.043333, 0.0434870000001</text:p>
          </table:table-cell>
          <table:table-cell office:value-type="string" calcext:value-type="string">
            <text:p>0.541855, 0.6665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423095, 0.411552</text:p>
          </table:table-cell>
          <table:table-cell office:value-type="string" calcext:value-type="string">
            <text:p>6.165693,6.2724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4.105505, 4.533595</text:p>
          </table:table-cell>
          <table:table-cell office:value-type="string" calcext:value-type="string">
            <text:p>63.245667, 62.5450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427021, 0.42824</text:p>
          </table:table-cell>
          <table:table-cell office:value-type="string" calcext:value-type="string">
            <text:p>7.254084, 7.48271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.015343" calcext:value-type="float">
            <text:p>4.015343</text:p>
          </table:table-cell>
          <table:table-cell office:value-type="float" office:value="63.999051" calcext:value-type="float">
            <text:p>63.9990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8.524517" calcext:value-type="float">
            <text:p>28.524517</text:p>
          </table:table-cell>
          <table:table-cell office:value-type="float" office:value="302.169231" calcext:value-type="float">
            <text:p>302.16923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.078737" calcext:value-type="float">
            <text:p>4.078737</text:p>
          </table:table-cell>
          <table:table-cell office:value-type="float" office:value="62.864542" calcext:value-type="float">
            <text:p>62.86454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28.721251" calcext:value-type="float">
            <text:p>28.721251</text:p>
          </table:table-cell>
          <table:table-cell office:value-type="float" office:value="303.997216" calcext:value-type="float">
            <text:p>303.997216</text:p>
          </table:table-cell>
        </table:table-row>
        <table:table-row table:style-name="ro2">
          <table:table-cell table:number-columns-repeated="2" office:value-type="float" office:value="10000" calcext:value-type="float">
            <text:p>10000</text:p>
          </table:table-cell>
          <table:table-cell table:style-name="Default" office:value-type="string" calcext:value-type="string">
            <text:p/>
            <text:p/>
          </table:table-cell>
          <table:table-cell table:style-name="Default"/>
        </table:table-row>
        <table:table-row table:style-name="ro1">
          <table:table-cell office:value-type="string" calcext:value-type="string">
            <text:p>RuntimeError: SpectrumInfo: No detectors for this workspace index. search object 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<text:s text:c="2"/>at line 21 in '/home/alexandra/develop/test/CppPerformance.py'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<text:s text:c="2"/>caused by line 934 in '/home/alexandra/develop/build/bin/mantid/simpleapi.py'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5:29:04.274987555</meta:creation-date>
    <dc:date>2017-03-22T16:28:41.816271709</dc:date>
    <meta:editing-duration>PT8M37S</meta:editing-duration>
    <meta:editing-cycles>1</meta:editing-cycles>
    <meta:document-statistic meta:table-count="1" meta:cell-count="45" meta:object-count="0"/>
    <meta:generator>LibreOffice/5.2.2.2$Linux_X86_64 LibreOffice_project/20m0$Build-2</meta:generator>
  </office:meta>
</office:document-meta>
</file>